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weep_sh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column table:style-name="co5" table:default-cell-style-name="ce2"/>
        <table:table-column table:style-name="co5" table:number-columns-repeated="3" table:default-cell-style-name="Default"/>
        <table:table-column table:style-name="co5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5" calcext:value-type="float">
            <text:p>0.0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8" calcext:value-type="float">
            <text:p>0.00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6" calcext:value-type="float">
            <text:p>0.0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7" calcext:value-type="float">
            <text:p>0.0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8" calcext:value-type="float">
            <text:p>0.0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7" calcext:value-type="float">
            <text:p>0.0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8" calcext:value-type="float">
            <text:p>0.0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3" calcext:value-type="float">
            <text:p>0.02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2" calcext:value-type="float">
            <text:p>0.02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2" calcext:value-type="float">
            <text:p>0.0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24" calcext:value-type="float">
            <text:p>0.0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06" calcext:value-type="float">
            <text:p>0.0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" calcext:value-type="float">
            <text:p>0.0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12" calcext:value-type="float">
            <text:p>0.0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3" calcext:value-type="float">
            <text:p>0.02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17" calcext:value-type="float">
            <text:p>0.0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14" calcext:value-type="float">
            <text:p>0.0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09" calcext:value-type="float">
            <text:p>0.0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4" calcext:value-type="float">
            <text:p>0.0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38" calcext:value-type="float">
            <text:p>0.0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2" calcext:value-type="float">
            <text:p>0.0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37" calcext:value-type="float">
            <text:p>0.0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69" calcext:value-type="float">
            <text:p>0.06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29" calcext:value-type="float">
            <text:p>0.129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18" calcext:value-type="float">
            <text:p>0.118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384" calcext:value-type="float">
            <text:p>0.38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67" calcext:value-type="float">
            <text:p>0.26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96" calcext:value-type="float">
            <text:p>0.296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7" calcext:value-type="float">
            <text:p>0.377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8" calcext:value-type="float">
            <text:p>0.37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277" calcext:value-type="float">
            <text:p>0.277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54" calcext:value-type="float">
            <text:p>0.45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296" calcext:value-type="float">
            <text:p>0.296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511" calcext:value-type="float">
            <text:p>0.511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14" calcext:value-type="float">
            <text:p>0.4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51" calcext:value-type="float">
            <text:p>0.45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29" calcext:value-type="float">
            <text:p>0.4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424" calcext:value-type="float">
            <text:p>0.42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06" calcext:value-type="float">
            <text:p>0.506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07" calcext:value-type="float">
            <text:p>0.507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357" calcext:value-type="float">
            <text:p>0.357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438" calcext:value-type="float">
            <text:p>0.438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58" calcext:value-type="float">
            <text:p>0.45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485" calcext:value-type="float">
            <text:p>0.485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64" calcext:value-type="float">
            <text:p>0.46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67" calcext:value-type="float">
            <text:p>0.467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73" calcext:value-type="float">
            <text:p>0.473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18" calcext:value-type="float">
            <text:p>0.18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34" calcext:value-type="float">
            <text:p>0.534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417" calcext:value-type="float">
            <text:p>0.417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384" calcext:value-type="float">
            <text:p>0.384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69" calcext:value-type="float">
            <text:p>0.469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46" calcext:value-type="float">
            <text:p>0.446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16" calcext:value-type="float">
            <text:p>0.51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499" calcext:value-type="float">
            <text:p>0.499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4" calcext:value-type="float">
            <text:p>0.0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36" calcext:value-type="float">
            <text:p>0.536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464" calcext:value-type="float">
            <text:p>0.464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2" calcext:value-type="float">
            <text:p>0.5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09" calcext:value-type="float">
            <text:p>0.509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34" calcext:value-type="float">
            <text:p>0.534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35" calcext:value-type="float">
            <text:p>0.53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71" calcext:value-type="float">
            <text:p>0.47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494" calcext:value-type="float">
            <text:p>0.494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5" calcext:value-type="float">
            <text:p>0.53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61" calcext:value-type="float">
            <text:p>0.561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552" calcext:value-type="float">
            <text:p>0.552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463" calcext:value-type="float">
            <text:p>0.46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39" calcext:value-type="float">
            <text:p>0.539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39" calcext:value-type="float">
            <text:p>0.539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03" calcext:value-type="float">
            <text:p>0.503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46" calcext:value-type="float">
            <text:p>0.546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36" calcext:value-type="float">
            <text:p>0.536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497" calcext:value-type="float">
            <text:p>0.497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48" calcext:value-type="float">
            <text:p>0.548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" calcext:value-type="float">
            <text:p>0.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02" calcext:value-type="float">
            <text:p>0.502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36" calcext:value-type="float">
            <text:p>0.536</text:p>
          </table:table-cell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495" calcext:value-type="float">
            <text:p>0.495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51" calcext:value-type="float">
            <text:p>0.451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59" calcext:value-type="float">
            <text:p>0.459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563" calcext:value-type="float">
            <text:p>0.563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612" calcext:value-type="float">
            <text:p>0.612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42" calcext:value-type="float">
            <text:p>0.542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63" calcext:value-type="float">
            <text:p>0.563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63" calcext:value-type="float">
            <text:p>0.56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39" calcext:value-type="float">
            <text:p>0.539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72" calcext:value-type="float">
            <text:p>0.572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03" calcext:value-type="float">
            <text:p>0.50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45" calcext:value-type="float">
            <text:p>0.54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19" calcext:value-type="float">
            <text:p>0.519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63" calcext:value-type="float">
            <text:p>0.46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97" calcext:value-type="float">
            <text:p>0.49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98" calcext:value-type="float">
            <text:p>0.598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17" calcext:value-type="float">
            <text:p>0.517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45" calcext:value-type="float">
            <text:p>0.54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73" calcext:value-type="float">
            <text:p>0.573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2" calcext:value-type="float">
            <text:p>0.12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03" calcext:value-type="float">
            <text:p>0.50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498" calcext:value-type="float">
            <text:p>0.498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53" calcext:value-type="float">
            <text:p>0.553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66" calcext:value-type="float">
            <text:p>0.566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42" calcext:value-type="float">
            <text:p>0.542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565" calcext:value-type="float">
            <text:p>0.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09" calcext:value-type="float">
            <text:p>0.509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38" calcext:value-type="float">
            <text:p>0.538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95" calcext:value-type="float">
            <text:p>0.495</text:p>
          </table:table-cell>
          <table:table-cell office:value-type="float" office:value="9" calcext:value-type="float">
            <text:p>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03" calcext:value-type="float">
            <text:p>0.503</text:p>
          </table:table-cell>
          <table:table-cell office:value-type="float" office:value="13" calcext:value-type="float">
            <text:p>13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39" calcext:value-type="float">
            <text:p>0.539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03" calcext:value-type="float">
            <text:p>0.50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94" calcext:value-type="float">
            <text:p>0.594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0.559" calcext:value-type="float">
            <text:p>0.5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497" calcext:value-type="float">
            <text:p>0.49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48" calcext:value-type="float">
            <text:p>0.548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48" calcext:value-type="float">
            <text:p>0.548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481" calcext:value-type="float">
            <text:p>0.48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36" calcext:value-type="float">
            <text:p>0.536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35" calcext:value-type="float">
            <text:p>0.535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6" calcext:value-type="float">
            <text:p>0.0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13" calcext:value-type="float">
            <text:p>0.51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67" calcext:value-type="float">
            <text:p>0.56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614" calcext:value-type="float">
            <text:p>0.614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36" calcext:value-type="float">
            <text:p>0.536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07" calcext:value-type="float">
            <text:p>0.60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73" calcext:value-type="float">
            <text:p>0.573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64" calcext:value-type="float">
            <text:p>0.564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2" calcext:value-type="float">
            <text:p>0.12</text:p>
          </table:table-cell>
          <table:table-cell office:value-type="float" office:value="0.568" calcext:value-type="float">
            <text:p>0.5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81" calcext:value-type="float">
            <text:p>0.58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72" calcext:value-type="float">
            <text:p>0.57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497" calcext:value-type="float">
            <text:p>0.497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4" calcext:value-type="float">
            <text:p>0.14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497" calcext:value-type="float">
            <text:p>0.49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22" calcext:value-type="float">
            <text:p>0.52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53" calcext:value-type="float">
            <text:p>0.553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6" calcext:value-type="float">
            <text:p>0.16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58" calcext:value-type="float">
            <text:p>0.558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39" calcext:value-type="float">
            <text:p>0.539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37" calcext:value-type="float">
            <text:p>0.537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2" calcext:value-type="float">
            <text:p>0.52</text:p>
          </table:table-cell>
          <table:table-cell office:value-type="float" office:value="13" calcext:value-type="float">
            <text:p>1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58" calcext:value-type="float">
            <text:p>0.558</text:p>
          </table:table-cell>
          <table:table-cell office:value-type="float" office:value="17" calcext:value-type="float">
            <text:p>1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47" calcext:value-type="float">
            <text:p>0.54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87" calcext:value-type="float">
            <text:p>0.58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49" calcext:value-type="float">
            <text:p>0.549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557" calcext:value-type="float">
            <text:p>0.5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13" calcext:value-type="float">
            <text:p>0.51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571" calcext:value-type="float">
            <text:p>0.57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02" calcext:value-type="float">
            <text:p>0.602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1" calcext:value-type="float">
            <text:p>0.5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67" calcext:value-type="float">
            <text:p>0.56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579" calcext:value-type="float">
            <text:p>0.579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6" calcext:value-type="float">
            <text:p>0.06</text:p>
          </table:table-cell>
          <table:table-cell office:value-type="float" office:value="0.609" calcext:value-type="float">
            <text:p>0.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27" calcext:value-type="float">
            <text:p>0.52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563" calcext:value-type="float">
            <text:p>0.563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08" calcext:value-type="float">
            <text:p>0.08</text:p>
          </table:table-cell>
          <table:table-cell office:value-type="float" office:value="0.622" calcext:value-type="float">
            <text:p>0.6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31" calcext:value-type="float">
            <text:p>0.531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84" calcext:value-type="float">
            <text:p>0.584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84" calcext:value-type="float">
            <text:p>0.58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492" calcext:value-type="float">
            <text:p>0.492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496" calcext:value-type="float">
            <text:p>0.496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42" calcext:value-type="float">
            <text:p>0.54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51" calcext:value-type="float">
            <text:p>0.551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4" calcext:value-type="float">
            <text:p>0.14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19" calcext:value-type="float">
            <text:p>0.519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78" calcext:value-type="float">
            <text:p>0.578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84" calcext:value-type="float">
            <text:p>0.58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482" calcext:value-type="float">
            <text:p>0.482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91" calcext:value-type="float">
            <text:p>0.591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18" calcext:value-type="float">
            <text:p>0.18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63" calcext:value-type="float">
            <text:p>0.463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53" calcext:value-type="float">
            <text:p>0.553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68" calcext:value-type="float">
            <text:p>0.568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41" calcext:value-type="float">
            <text:p>0.541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503" calcext:value-type="float">
            <text:p>0.503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39" calcext:value-type="float">
            <text:p>0.539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608" calcext:value-type="float">
            <text:p>0.60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office:value-type="float" office:value="0.598" calcext:value-type="float">
            <text:p>0.598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table:style-name="ce3" office:value-type="float" office:value="0.641" calcext:value-type="float">
            <text:p>0.6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575" calcext:value-type="float">
            <text:p>0.57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09" calcext:value-type="float">
            <text:p>0.609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07" calcext:value-type="float">
            <text:p>0.607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6" calcext:value-type="float">
            <text:p>0.06</text:p>
          </table:table-cell>
          <table:table-cell office:value-type="float" office:value="0.615" calcext:value-type="float">
            <text:p>0.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495" calcext:value-type="float">
            <text:p>0.49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75" calcext:value-type="float">
            <text:p>0.57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608" calcext:value-type="float">
            <text:p>0.608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08" calcext:value-type="float">
            <text:p>0.08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03" calcext:value-type="float">
            <text:p>0.603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09" calcext:value-type="float">
            <text:p>0.609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98" calcext:value-type="float">
            <text:p>0.598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27" calcext:value-type="float">
            <text:p>0.527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495" calcext:value-type="float">
            <text:p>0.495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72" calcext:value-type="float">
            <text:p>0.57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2" calcext:value-type="float">
            <text:p>0.12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55" calcext:value-type="float">
            <text:p>0.555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64" calcext:value-type="float">
            <text:p>0.564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78" calcext:value-type="float">
            <text:p>0.578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4" calcext:value-type="float">
            <text:p>0.14</text:p>
          </table:table-cell>
          <table:table-cell office:value-type="float" office:value="0.552" calcext:value-type="float">
            <text:p>0.5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488" calcext:value-type="float">
            <text:p>0.488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88" calcext:value-type="float">
            <text:p>0.588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4" calcext:value-type="float">
            <text:p>0.54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6" calcext:value-type="float">
            <text:p>0.16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38" calcext:value-type="float">
            <text:p>0.538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81" calcext:value-type="float">
            <text:p>0.581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59" calcext:value-type="float">
            <text:p>0.559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69" calcext:value-type="float">
            <text:p>0.569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97" calcext:value-type="float">
            <text:p>0.497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92" calcext:value-type="float">
            <text:p>0.492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table:style-name="ce3" office:value-type="float" office:value="0.65" calcext:value-type="float">
            <text:p>0.6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54" calcext:value-type="float">
            <text:p>0.554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office:value-type="float" office:value="0.569" calcext:value-type="float">
            <text:p>0.569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0.634" calcext:value-type="float">
            <text:p>0.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12" calcext:value-type="float">
            <text:p>0.512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573" calcext:value-type="float">
            <text:p>0.573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01" calcext:value-type="float">
            <text:p>0.601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4" calcext:value-type="float">
            <text:p>0.04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09" calcext:value-type="float">
            <text:p>0.609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92" calcext:value-type="float">
            <text:p>0.592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561" calcext:value-type="float">
            <text:p>0.561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6" calcext:value-type="float">
            <text:p>0.06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6" calcext:value-type="float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55" calcext:value-type="float">
            <text:p>0.555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9" calcext:value-type="float">
            <text:p>0.59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49" calcext:value-type="float">
            <text:p>0.549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table:style-name="ce3" office:value-type="float" office:value="0.646" calcext:value-type="float">
            <text:p>0.646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77" calcext:value-type="float">
            <text:p>0.577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04" calcext:value-type="float">
            <text:p>0.50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43" calcext:value-type="float">
            <text:p>0.543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56" calcext:value-type="float">
            <text:p>0.556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2" calcext:value-type="float">
            <text:p>0.12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55" calcext:value-type="float">
            <text:p>0.555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12" calcext:value-type="float">
            <text:p>0.512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77" calcext:value-type="float">
            <text:p>0.577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4" calcext:value-type="float">
            <text:p>0.14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34" calcext:value-type="float">
            <text:p>0.53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08" calcext:value-type="float">
            <text:p>0.508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529" calcext:value-type="float">
            <text:p>0.529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6" calcext:value-type="float">
            <text:p>0.16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477" calcext:value-type="float">
            <text:p>0.477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61" calcext:value-type="float">
            <text:p>0.561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605" calcext:value-type="float">
            <text:p>0.605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18" calcext:value-type="float">
            <text:p>0.18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74" calcext:value-type="float">
            <text:p>0.574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04" calcext:value-type="float">
            <text:p>0.504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72" calcext:value-type="float">
            <text:p>0.572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44" calcext:value-type="float">
            <text:p>0.54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41" calcext:value-type="float">
            <text:p>0.541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609" calcext:value-type="float">
            <text:p>0.609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18" calcext:value-type="float">
            <text:p>0.618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46" calcext:value-type="float">
            <text:p>0.646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603" calcext:value-type="float">
            <text:p>0.603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4" calcext:value-type="float">
            <text:p>0.04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98" calcext:value-type="float">
            <text:p>0.598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6" calcext:value-type="float">
            <text:p>0.06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52" calcext:value-type="float">
            <text:p>0.552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46" calcext:value-type="float">
            <text:p>0.646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606" calcext:value-type="float">
            <text:p>0.60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65" calcext:value-type="float">
            <text:p>0.56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87" calcext:value-type="float">
            <text:p>0.587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98" calcext:value-type="float">
            <text:p>0.598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497" calcext:value-type="float">
            <text:p>0.49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616" calcext:value-type="float">
            <text:p>0.616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55" calcext:value-type="float">
            <text:p>0.555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2" calcext:value-type="float">
            <text:p>0.12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31" calcext:value-type="float">
            <text:p>0.531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44" calcext:value-type="float">
            <text:p>0.544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542" calcext:value-type="float">
            <text:p>0.542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4" calcext:value-type="float">
            <text:p>0.1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608" calcext:value-type="float">
            <text:p>0.608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49" calcext:value-type="float">
            <text:p>0.549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66" calcext:value-type="float">
            <text:p>0.566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  <table:table-cell office:value-type="float" office:value="0.523" calcext:value-type="float">
            <text:p>0.5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35" calcext:value-type="float">
            <text:p>0.535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68" calcext:value-type="float">
            <text:p>0.568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67" calcext:value-type="float">
            <text:p>0.567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18" calcext:value-type="float">
            <text:p>0.18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462" calcext:value-type="float">
            <text:p>0.462</text:p>
          </table:table-cell>
          <table:table-cell office:value-type="float" office:value="13" calcext:value-type="float">
            <text:p>13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48" calcext:value-type="float">
            <text:p>0.548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547" calcext:value-type="float">
            <text:p>0.547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18" calcext:value-type="float">
            <text:p>0.618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table:style-name="ce3" office:value-type="float" office:value="0.629" calcext:value-type="float">
            <text:p>0.629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539" calcext:value-type="float">
            <text:p>0.539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3" calcext:value-type="float">
            <text:p>0.6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13" calcext:value-type="float">
            <text:p>0.613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4" calcext:value-type="float">
            <text:p>0.04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34" calcext:value-type="float">
            <text:p>0.534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604" calcext:value-type="float">
            <text:p>0.604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64" calcext:value-type="float">
            <text:p>0.564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6" calcext:value-type="float">
            <text:p>0.06</text:p>
          </table:table-cell>
          <table:table-cell office:value-type="float" office:value="0.596" calcext:value-type="float">
            <text:p>0.5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542" calcext:value-type="float">
            <text:p>0.542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05" calcext:value-type="float">
            <text:p>0.60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08" calcext:value-type="float">
            <text:p>0.0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74" calcext:value-type="float">
            <text:p>0.574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72" calcext:value-type="float">
            <text:p>0.572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91" calcext:value-type="float">
            <text:p>0.591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42" calcext:value-type="float">
            <text:p>0.542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37" calcext:value-type="float">
            <text:p>0.537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67" calcext:value-type="float">
            <text:p>0.567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2" calcext:value-type="float">
            <text:p>0.12</text:p>
          </table:table-cell>
          <table:table-cell office:value-type="float" office:value="0.564" calcext:value-type="float">
            <text:p>0.5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51" calcext:value-type="float">
            <text:p>0.551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63" calcext:value-type="float">
            <text:p>0.56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625" calcext:value-type="float">
            <text:p>0.62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46" calcext:value-type="float">
            <text:p>0.546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45" calcext:value-type="float">
            <text:p>0.545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74" calcext:value-type="float">
            <text:p>0.574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6" calcext:value-type="float">
            <text:p>0.16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492" calcext:value-type="float">
            <text:p>0.492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49" calcext:value-type="float">
            <text:p>0.549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94" calcext:value-type="float">
            <text:p>0.594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73" calcext:value-type="float">
            <text:p>0.573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45" calcext:value-type="float">
            <text:p>0.545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81" calcext:value-type="float">
            <text:p>0.5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07" calcext:value-type="float">
            <text:p>0.6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612" calcext:value-type="float">
            <text:p>0.6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7" calcext:value-type="float">
            <text:p>0.5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9" calcext:value-type="float">
            <text:p>0.5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617" calcext:value-type="float">
            <text:p>0.6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593" calcext:value-type="float">
            <text:p>0.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77" calcext:value-type="float">
            <text:p>0.5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05" calcext:value-type="float">
            <text:p>0.6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578" calcext:value-type="float">
            <text:p>0.5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87" calcext:value-type="float">
            <text:p>0.58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66" calcext:value-type="float">
            <text:p>0.5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59" calcext:value-type="float">
            <text:p>0.5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94" calcext:value-type="float">
            <text:p>0.59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69" calcext:value-type="float">
            <text:p>0.5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17" calcext:value-type="float">
            <text:p>0.6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74" calcext:value-type="float">
            <text:p>0.57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67" calcext:value-type="float">
            <text:p>0.56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585" calcext:value-type="float">
            <text:p>0.58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54" calcext:value-type="float">
            <text:p>0.55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605" calcext:value-type="float">
            <text:p>0.6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78" calcext:value-type="float">
            <text:p>0.57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73" calcext:value-type="float">
            <text:p>0.57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74" calcext:value-type="float">
            <text:p>0.5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03" calcext:value-type="float">
            <text:p>0.50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25" calcext:value-type="float">
            <text:p>0.5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542" calcext:value-type="float">
            <text:p>0.5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37" calcext:value-type="float">
            <text:p>0.5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08" calcext:value-type="float">
            <text:p>0.5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9" calcext:value-type="float">
            <text:p>0.5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71" calcext:value-type="float">
            <text:p>0.571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table:style-name="Default" table:formula="of:= MAX([.H1:.H121])" office:value-type="float" office:value="0.65" calcext:value-type="float">
            <text:p>0.65</text:p>
          </table:table-cell>
          <table:table-cell table:number-columns-repeated="3"/>
          <table:table-cell table:style-name="Default" table:formula="of:= MAX([.L1:.L121])" office:value-type="float" office:value="0.646" calcext:value-type="float">
            <text:p>0.646</text:p>
          </table:table-cell>
          <table:table-cell table:number-columns-repeated="3"/>
          <table:table-cell table:style-name="Default" table:formula="of:= MAX([.P1:.P121])" office:value-type="float" office:value="0.629" calcext:value-type="float">
            <text:p>0.629</text:p>
          </table:table-cell>
          <table:table-cell table:number-columns-repeated="3"/>
          <table:table-cell table:style-name="Default" table:formula="of:= MAX([.T1:.T121])" office:value-type="float" office:value="0.641" calcext:value-type="float">
            <text:p>0.6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6T18:25:16.521760130</dc:date>
    <meta:editing-duration>PT5M46S</meta:editing-duration>
    <meta:editing-cycles>2</meta:editing-cycles>
    <meta:generator>LibreOffice/7.1.6.2$Linux_X86_64 LibreOffice_project/10$Build-2</meta:generator>
    <meta:document-statistic meta:table-count="1" meta:cell-count="2425" meta:object-count="0"/>
  </office:meta>
</office:document-meta>
</file>